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5cm" svg:stroke-color="#000000" draw:stroke-linejoin="round" svg:stroke-linecap="butt" draw:fill="none" fo:padding-top="0.025cm" fo:padding-bottom="0.025cm" fo:padding-left="0.025cm" fo:padding-right="0.025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05cm" svg:stroke-color="#000000" draw:stroke-linejoin="round" svg:stroke-linecap="butt" draw:fill="solid" draw:fill-color="#ffffff" fo:padding-top="0.025cm" fo:padding-bottom="0.025cm" fo:padding-left="0.025cm" fo:padding-right="0.025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000000" style:font-name="Liberation Sans2" fo:font-size="9pt" style:font-size-asian="9pt" style:font-name-complex="Liberation Sans2" style:font-size-complex="9pt"/>
    </style:style>
    <style:style style:name="T2" style:family="text">
      <style:text-properties fo:color="#000000" style:font-name="Liberation Sans2" fo:font-size="8pt" style:font-size-asian="8pt" style:font-name-complex="Liberation Sans2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9.043cm" svg:height="8.177cm" svg:x="3.223cm" svg:y="3.56cm" svg:viewBox="0 0 9044 8178" draw:points="0,0 9044,0 9044,8178 0,8178">
          <text:p/>
        </draw:polygon>
        <draw:line draw:style-name="gr2" draw:text-style-name="P2" draw:layer="layout" svg:x1="9.381cm" svg:y1="9.455cm" svg:x2="9.385cm" svg:y2="9.045cm">
          <text:p/>
        </draw:line>
        <draw:line draw:style-name="gr2" draw:text-style-name="P2" draw:layer="layout" svg:x1="10.317cm" svg:y1="9.254cm" svg:x2="9.381cm" svg:y2="9.25cm">
          <text:p/>
        </draw:line>
        <draw:line draw:style-name="gr2" draw:text-style-name="P2" draw:layer="layout" svg:x1="9.383cm" svg:y1="8.842cm" svg:x2="9.385cm" svg:y2="8.432cm">
          <text:p/>
        </draw:line>
        <draw:line draw:style-name="gr2" draw:text-style-name="P2" draw:layer="layout" svg:x1="9.384cm" svg:y1="8.228cm" svg:x2="9.387cm" svg:y2="7.818cm">
          <text:p/>
        </draw:line>
        <draw:line draw:style-name="gr2" draw:text-style-name="P2" draw:layer="layout" svg:x1="9.386cm" svg:y1="8.023cm" svg:x2="10.322cm" svg:y2="8.027cm">
          <text:p/>
        </draw:line>
        <draw:line draw:style-name="gr2" draw:text-style-name="P2" draw:layer="layout" svg:x1="9.153cm" svg:y1="8.022cm" svg:x2="9.147cm" svg:y2="9.25cm">
          <text:p/>
        </draw:line>
        <draw:line draw:style-name="gr2" draw:text-style-name="P2" draw:layer="layout" svg:x1="8.442cm" svg:y1="9.256cm" svg:x2="9.173cm" svg:y2="9.25cm">
          <text:p/>
        </draw:line>
        <draw:line draw:style-name="gr2" draw:text-style-name="P2" draw:layer="layout" svg:x1="10.318cm" svg:y1="8.639cm" svg:x2="9.836cm" svg:y2="8.638cm">
          <text:p/>
        </draw:line>
        <draw:polygon draw:style-name="gr3" draw:text-style-name="P3" draw:layer="layout" svg:width="0.228cm" svg:height="0.152cm" svg:x="9.617cm" svg:y="8.562cm" svg:viewBox="0 0 229 153" draw:points="0,76 229,153 229,0">
          <text:p/>
        </draw:polygon>
        <draw:line draw:style-name="gr2" draw:text-style-name="P2" draw:layer="layout" svg:x1="9.617cm" svg:y1="8.637cm" svg:x2="9.383cm" svg:y2="8.636cm">
          <text:p/>
        </draw:line>
        <draw:polygon draw:style-name="gr4" draw:text-style-name="P1" draw:layer="layout" svg:width="0.645cm" svg:height="0.679cm" svg:x="6.415cm" svg:y="4.349cm" svg:viewBox="0 0 646 680" draw:points="646,340 0,680 0,0">
          <text:p/>
        </draw:polygon>
        <draw:frame draw:style-name="gr5" draw:text-style-name="P5" draw:layer="layout" svg:width="1.026cm" svg:height="0.357cm" svg:x="5.112cm" svg:y="4.506cm">
          <draw:text-box>
            <text:p text:style-name="P4"><text:span text:style-name="T1">12VDC</text:span></text:p>
          </draw:text-box>
        </draw:frame>
        <draw:frame draw:style-name="gr5" draw:text-style-name="P5" draw:layer="layout" svg:width="1.42cm" svg:height="0.357cm" svg:x="7.426cm" svg:y="8.143cm">
          <draw:text-box>
            <text:p text:style-name="P4"><text:span text:style-name="T1">IRLB8721</text:span></text:p>
          </draw:text-box>
        </draw:frame>
        <draw:line draw:style-name="gr2" draw:text-style-name="P2" draw:layer="layout" svg:x1="10.309cm" svg:y1="8.639cm" svg:x2="10.319cm" svg:y2="10.275cm">
          <text:p/>
        </draw:line>
        <draw:line draw:style-name="gr2" draw:text-style-name="P2" draw:layer="layout" svg:x1="10.309cm" svg:y1="6.811cm" svg:x2="10.309cm" svg:y2="8.029cm">
          <text:p/>
        </draw:line>
        <draw:line draw:style-name="gr2" draw:text-style-name="P2" draw:layer="layout" svg:x1="10.318cm" svg:y1="10.159cm" svg:x2="10.318cm" svg:y2="10.388cm">
          <text:p/>
        </draw:line>
        <draw:line draw:style-name="gr2" draw:text-style-name="P2" draw:layer="layout" svg:x1="10.073cm" svg:y1="10.388cm" svg:x2="10.563cm" svg:y2="10.388cm">
          <text:p/>
        </draw:line>
        <draw:line draw:style-name="gr2" draw:text-style-name="P2" draw:layer="layout" svg:x1="10.156cm" svg:y1="10.501cm" svg:x2="10.482cm" svg:y2="10.501cm">
          <text:p/>
        </draw:line>
        <draw:line draw:style-name="gr2" draw:text-style-name="P2" draw:layer="layout" svg:x1="10.237cm" svg:y1="10.616cm" svg:x2="10.399cm" svg:y2="10.616cm">
          <text:p/>
        </draw:line>
        <draw:path draw:style-name="gr2" draw:text-style-name="P2" draw:layer="layout" svg:width="0.652cm" svg:height="0.609cm" svg:x="9.992cm" svg:y="10.159cm" svg:viewBox="0 0 653 610" svg:d="M327 610c-60 0-112-13-164-41-53-28-90-63-120-112-29-49-43-96-43-152 0-57 14-104 43-153 30-48 67-83 120-111 52-28 104-41 164-41s110 13 162 41 89 63 119 111c31 49 45 96 45 153 0 56-14 103-45 152-30 49-67 84-119 112s-102 41-162 41z">
          <text:p/>
        </draw:path>
        <draw:polygon draw:style-name="gr2" draw:text-style-name="P2" draw:layer="layout" svg:width="0.978cm" svg:height="0.304cm" svg:x="7.178cm" svg:y="9.106cm" svg:viewBox="0 0 979 305" draw:points="489,305 0,305 0,0 979,0 979,305">
          <text:p/>
        </draw:polygon>
        <draw:line draw:style-name="gr2" draw:text-style-name="P2" draw:layer="layout" svg:x1="6.852cm" svg:y1="9.258cm" svg:x2="7.178cm" svg:y2="9.258cm">
          <text:p/>
        </draw:line>
        <draw:line draw:style-name="gr2" draw:text-style-name="P2" draw:layer="layout" svg:x1="8.156cm" svg:y1="9.258cm" svg:x2="8.48cm" svg:y2="9.258cm">
          <text:p/>
        </draw:line>
        <draw:frame draw:style-name="gr5" draw:text-style-name="P5" draw:layer="layout" svg:width="1.992cm" svg:height="0.357cm" svg:x="8.04cm" svg:y="4.309cm">
          <draw:text-box>
            <text:p text:style-name="P4"><text:span text:style-name="T1">LED light strip</text:span></text:p>
          </draw:text-box>
        </draw:frame>
        <draw:polygon draw:style-name="gr4" draw:text-style-name="P1" draw:layer="layout" svg:width="1.567cm" svg:height="0.583cm" svg:x="5.31cm" svg:y="8.973cm" svg:viewBox="0 0 1568 584" draw:points="0,0 1407,0 1568,292 1407,584 0,584 160,292">
          <text:p/>
        </draw:polygon>
        <draw:frame draw:style-name="gr5" draw:text-style-name="P5" draw:layer="layout" svg:width="0.518cm" svg:height="0.357cm" svg:x="7.362cm" svg:y="9.082cm">
          <draw:text-box>
            <text:p text:style-name="P4"><text:span text:style-name="T1">10k</text:span></text:p>
          </draw:text-box>
        </draw:frame>
        <draw:line draw:style-name="gr2" draw:text-style-name="P2" draw:layer="layout" svg:x1="8.28cm" svg:y1="5.077cm" svg:x2="8.029cm" svg:y2="5.078cm">
          <text:p/>
        </draw:line>
        <draw:line draw:style-name="gr2" draw:text-style-name="P2" draw:layer="layout" svg:x1="8.154cm" svg:y1="5.327cm" svg:x2="8.281cm" svg:y2="5.077cm">
          <text:p/>
        </draw:line>
        <draw:line draw:style-name="gr2" draw:text-style-name="P2" draw:layer="layout" svg:x1="8.029cm" svg:y1="5.078cm" svg:x2="8.155cm" svg:y2="5.327cm">
          <text:p/>
        </draw:line>
        <draw:line draw:style-name="gr2" draw:text-style-name="P2" draw:layer="layout" svg:x1="8.157cm" svg:y1="5.699cm" svg:x2="8.153cm" svg:y2="4.706cm">
          <text:p/>
        </draw:line>
        <draw:line draw:style-name="gr2" draw:text-style-name="P2" draw:layer="layout" svg:x1="8.28cm" svg:y1="5.325cm" svg:x2="8.029cm" svg:y2="5.326cm">
          <text:p/>
        </draw:line>
        <draw:line draw:style-name="gr2" draw:text-style-name="P2" draw:layer="layout" svg:x1="8.405cm" svg:y1="5.325cm" svg:x2="8.501cm" svg:y2="5.42cm">
          <text:p/>
        </draw:line>
        <draw:polygon draw:style-name="gr3" draw:text-style-name="P3" draw:layer="layout" svg:width="0.217cm" svg:height="0.214cm" svg:x="8.439cm" svg:y="5.358cm" svg:viewBox="0 0 218 215" draw:points="218,215 108,0 0,109">
          <text:p/>
        </draw:polygon>
        <draw:line draw:style-name="gr2" draw:text-style-name="P2" draw:layer="layout" svg:x1="8.28cm" svg:y1="5.449cm" svg:x2="8.377cm" svg:y2="5.544cm">
          <text:p/>
        </draw:line>
        <draw:polygon draw:style-name="gr3" draw:text-style-name="P3" draw:layer="layout" svg:width="0.218cm" svg:height="0.214cm" svg:x="8.315cm" svg:y="5.482cm" svg:viewBox="0 0 219 215" draw:points="219,215 108,0 0,108">
          <text:p/>
        </draw:polygon>
        <draw:line draw:style-name="gr2" draw:text-style-name="P2" draw:layer="layout" svg:x1="8.982cm" svg:y1="5.067cm" svg:x2="8.731cm" svg:y2="5.069cm">
          <text:p/>
        </draw:line>
        <draw:line draw:style-name="gr2" draw:text-style-name="P2" draw:layer="layout" svg:x1="8.855cm" svg:y1="5.319cm" svg:x2="8.982cm" svg:y2="5.067cm">
          <text:p/>
        </draw:line>
        <draw:line draw:style-name="gr2" draw:text-style-name="P2" draw:layer="layout" svg:x1="8.731cm" svg:y1="5.068cm" svg:x2="8.856cm" svg:y2="5.319cm">
          <text:p/>
        </draw:line>
        <draw:line draw:style-name="gr2" draw:text-style-name="P2" draw:layer="layout" svg:x1="8.86cm" svg:y1="5.694cm" svg:x2="8.854cm" svg:y2="4.693cm">
          <text:p/>
        </draw:line>
        <draw:line draw:style-name="gr2" draw:text-style-name="P2" draw:layer="layout" svg:x1="8.981cm" svg:y1="5.317cm" svg:x2="8.731cm" svg:y2="5.318cm">
          <text:p/>
        </draw:line>
        <draw:line draw:style-name="gr2" draw:text-style-name="P2" draw:layer="layout" svg:x1="9.106cm" svg:y1="5.317cm" svg:x2="9.203cm" svg:y2="5.413cm">
          <text:p/>
        </draw:line>
        <draw:polygon draw:style-name="gr3" draw:text-style-name="P3" draw:layer="layout" svg:width="0.216cm" svg:height="0.215cm" svg:x="9.141cm" svg:y="5.351cm" svg:viewBox="0 0 217 216" draw:points="217,216 107,0 0,109">
          <text:p/>
        </draw:polygon>
        <draw:line draw:style-name="gr2" draw:text-style-name="P2" draw:layer="layout" svg:x1="8.982cm" svg:y1="5.442cm" svg:x2="9.078cm" svg:y2="5.539cm">
          <text:p/>
        </draw:line>
        <draw:polygon draw:style-name="gr3" draw:text-style-name="P3" draw:layer="layout" svg:width="0.216cm" svg:height="0.214cm" svg:x="9.017cm" svg:y="5.477cm" svg:viewBox="0 0 217 215" draw:points="217,215 106,0 0,108">
          <text:p/>
        </draw:polygon>
        <draw:line draw:style-name="gr2" draw:text-style-name="P2" draw:layer="layout" svg:x1="9.695cm" svg:y1="5.093cm" svg:x2="9.446cm" svg:y2="5.094cm">
          <text:p/>
        </draw:line>
        <draw:line draw:style-name="gr2" draw:text-style-name="P2" draw:layer="layout" svg:x1="9.571cm" svg:y1="5.345cm" svg:x2="9.696cm" svg:y2="5.093cm">
          <text:p/>
        </draw:line>
        <draw:line draw:style-name="gr2" draw:text-style-name="P2" draw:layer="layout" svg:x1="9.446cm" svg:y1="5.094cm" svg:x2="9.572cm" svg:y2="5.345cm">
          <text:p/>
        </draw:line>
        <draw:line draw:style-name="gr2" draw:text-style-name="P2" draw:layer="layout" svg:x1="9.574cm" svg:y1="5.72cm" svg:x2="9.568cm" svg:y2="4.719cm">
          <text:p/>
        </draw:line>
        <draw:line draw:style-name="gr2" draw:text-style-name="P2" draw:layer="layout" svg:x1="9.695cm" svg:y1="5.343cm" svg:x2="9.446cm" svg:y2="5.344cm">
          <text:p/>
        </draw:line>
        <draw:line draw:style-name="gr2" draw:text-style-name="P2" draw:layer="layout" svg:x1="9.821cm" svg:y1="5.343cm" svg:x2="9.918cm" svg:y2="5.439cm">
          <text:p/>
        </draw:line>
        <draw:polygon draw:style-name="gr3" draw:text-style-name="P3" draw:layer="layout" svg:width="0.216cm" svg:height="0.215cm" svg:x="9.856cm" svg:y="5.377cm" svg:viewBox="0 0 217 216" draw:points="217,216 107,0 0,109">
          <text:p/>
        </draw:polygon>
        <draw:line draw:style-name="gr2" draw:text-style-name="P2" draw:layer="layout" svg:x1="9.697cm" svg:y1="5.468cm" svg:x2="9.794cm" svg:y2="5.565cm">
          <text:p/>
        </draw:line>
        <draw:polygon draw:style-name="gr3" draw:text-style-name="P3" draw:layer="layout" svg:width="0.216cm" svg:height="0.214cm" svg:x="9.732cm" svg:y="5.503cm" svg:viewBox="0 0 217 215" draw:points="217,215 108,0 0,108">
          <text:p/>
        </draw:polygon>
        <draw:line draw:style-name="gr2" draw:text-style-name="P2" draw:layer="layout" svg:x1="10.422cm" svg:y1="5.08cm" svg:x2="10.173cm" svg:y2="5.081cm">
          <text:p/>
        </draw:line>
        <draw:line draw:style-name="gr2" draw:text-style-name="P2" draw:layer="layout" svg:x1="10.298cm" svg:y1="5.332cm" svg:x2="10.423cm" svg:y2="5.08cm">
          <text:p/>
        </draw:line>
        <draw:line draw:style-name="gr2" draw:text-style-name="P2" draw:layer="layout" svg:x1="10.173cm" svg:y1="5.081cm" svg:x2="10.299cm" svg:y2="5.332cm">
          <text:p/>
        </draw:line>
        <draw:line draw:style-name="gr2" draw:text-style-name="P2" draw:layer="layout" svg:x1="10.301cm" svg:y1="5.707cm" svg:x2="10.295cm" svg:y2="4.706cm">
          <text:p/>
        </draw:line>
        <draw:line draw:style-name="gr2" draw:text-style-name="P2" draw:layer="layout" svg:x1="10.422cm" svg:y1="5.33cm" svg:x2="10.173cm" svg:y2="5.331cm">
          <text:p/>
        </draw:line>
        <draw:line draw:style-name="gr2" draw:text-style-name="P2" draw:layer="layout" svg:x1="10.547cm" svg:y1="5.33cm" svg:x2="10.645cm" svg:y2="5.426cm">
          <text:p/>
        </draw:line>
        <draw:polygon draw:style-name="gr3" draw:text-style-name="P3" draw:layer="layout" svg:width="0.214cm" svg:height="0.215cm" svg:x="10.584cm" svg:y="5.364cm" svg:viewBox="0 0 215 216" draw:points="215,216 108,0 0,108">
          <text:p/>
        </draw:polygon>
        <draw:line draw:style-name="gr2" draw:text-style-name="P2" draw:layer="layout" svg:x1="10.423cm" svg:y1="5.455cm" svg:x2="10.521cm" svg:y2="5.552cm">
          <text:p/>
        </draw:line>
        <draw:polygon draw:style-name="gr3" draw:text-style-name="P3" draw:layer="layout" svg:width="0.215cm" svg:height="0.214cm" svg:x="10.459cm" svg:y="5.49cm" svg:viewBox="0 0 216 215" draw:points="216,215 107,0 0,108">
          <text:p/>
        </draw:polygon>
        <draw:line draw:style-name="gr2" draw:text-style-name="P2" draw:layer="layout" svg:x1="9.574cm" svg:y1="5.713cm" svg:x2="9.574cm" svg:y2="5.929cm">
          <text:p/>
        </draw:line>
        <draw:line draw:style-name="gr2" draw:text-style-name="P2" draw:layer="layout" svg:x1="8.855cm" svg:y1="5.68cm" svg:x2="8.855cm" svg:y2="5.914cm">
          <text:p/>
        </draw:line>
        <draw:line draw:style-name="gr2" draw:text-style-name="P2" draw:layer="layout" svg:x1="8.153cm" svg:y1="5.694cm" svg:x2="8.157cm" svg:y2="5.917cm">
          <text:p/>
        </draw:line>
        <draw:line draw:style-name="gr2" draw:text-style-name="P2" draw:layer="layout" svg:x1="10.3cm" svg:y1="5.703cm" svg:x2="10.3cm" svg:y2="5.919cm">
          <text:p/>
        </draw:line>
        <draw:line draw:style-name="gr2" draw:text-style-name="P2" draw:layer="layout" svg:x1="8.13cm" svg:y1="5.918cm" svg:x2="10.325cm" svg:y2="5.923cm">
          <text:p/>
        </draw:line>
        <draw:line draw:style-name="gr2" draw:text-style-name="P2" draw:layer="layout" svg:x1="7.01cm" svg:y1="4.696cm" svg:x2="10.32cm" svg:y2="4.713cm">
          <text:p/>
        </draw:line>
        <draw:line draw:style-name="gr2" draw:text-style-name="P2" draw:layer="layout" svg:x1="10.298cm" svg:y1="5.867cm" svg:x2="10.305cm" svg:y2="6.836cm">
          <text:p/>
        </draw:line>
        <draw:frame draw:style-name="gr6" draw:text-style-name="P6" draw:layer="layout" svg:width="1.026cm" svg:height="0.319cm" svg:x="5.581cm" svg:y="9.108cm">
          <draw:text-box>
            <text:p text:style-name="P4"><text:span text:style-name="T2">GPIO2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1-01T13:00:49.196603581</dc:date>
    <meta:editing-duration>PT58S</meta:editing-duration>
    <meta:editing-cycles>1</meta:editing-cycles>
    <meta:document-statistic meta:object-count="71"/>
    <meta:generator>LibreOffice/6.1.5.2$Linux_ARM_EABI LibreOffice_project/10$Build-2</meta:generator>
  </office:meta>
</office:document-meta>
</file>